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hodischer Rahmen (MCI)</text:p>
      <text:p text:style-name="P1"/>
      <text:p text:style-name="P2">Da die Benutzer unseres Systems einen hohen Stellenwert im Endprodukt haben müssen auch ihre Anforderungen herausgearbeitet werden, damit ein auch für sie zufriedenstellendes System entwickelt werden kann. Um dies möglichst umfassend zu tun wird ein Methodischer Rahmen aus dem Forschungsbereich der Mensch-Computer Interaktion zur Hilfe gezogen.</text:p>
      <text:p text:style-name="P2">Um den richtigen Rahmen aus Mensch-Computer Interaktion (MCI) zu wählen werden im folgenden Teil die gängigsten Methoden verglichen um somit auf eine oder die Kooperation aus mehreren MCI-Modellen und ihrem Methoden zurück zu greifen.</text:p>
      <text:p text:style-name="P2"/>
      <text:p text:style-name="P3">DIN EN ISO-9241</text:p>
      <text:p text:style-name="P3"/>
      <text:p text:style-name="P2">Die Normenreihe DIN EN ISO 9241 ist im Bezug auf das hier beschriebene System vor allem in den Teilen 110 (Anforderungen an ein interaktives System) und 210 (Prozess zur Gestaltung eines Interaktiven Systems) interessant, und deshalb wird auch nur auf diese beiden Teile eingegangen.</text:p>
      <text:p text:style-name="P2">Diese Norm bezieht sich hauptsächlich auf die Anforderungen von Nutzern anstatt auf die Nutzung einzugehen. Die ISO-9241 unterstützt durch Empfehlungen und vorgegebenen Vorgehensweisen beid er Entwicklung für individuelle Nutzergruppen und hilft ihre Anforderungen herauszuarbeiten. </text:p>
      <text:p text:style-name="P2">Insgesamt kann man sagen, dass die DIN EN ISO-9241 ein in den sieben Grundsätzen der Dialoggestaltung aus Teil 110 ein sehr flexibles sowie skalierbares Rahmenwerk um die Interaktion mit den Benutzern möglichst einfach zu gestalten. Hierbei helfen die in Teil 210 Erwähnung findende Artefakte bei der Entwicklung. Durch ihre hohe Flexibilität und die Entwicklung nahe am Benutzer wird die DIN EN ISO-9241 in der Entwicklung der Parkapp zur Hilfe gezogen.</text:p>
      <text:p text:style-name="P2">Im Zuge dessen werden die Anforderungen an die Nutzer entwickelt, dazu werden Stakeholder festgestellt, definiert und daraufhin analysiert. Anschließend werden User Profiles erstellt um die Nutzer noch besser kennen zu lernen. Bis schlussendlich in den daraus zu entwickelnden Personas potentielle Beispielnutzer entstehen . Das Ergebnis dieser Artefakte sollen die Anforderungen an die Nutzer feststellen. Durch Iteration an verschiedenen Entwicklungsphasen des Projektes können diese Anforderungen weiter überarbeitet und verfeinert werden.</text:p>
      <text:p text:style-name="P2"/>
      <text:p text:style-name="P3">Usability Engineering Lifecycle</text:p>
      <text:p text:style-name="P2">nach Deborah Mayhew</text:p>
      <text:p text:style-name="P2"/>
      <text:p text:style-name="P2">Der Usability Engineering Lifecycle besteht aus einem unflexiblem Drei-Phasen Vorgehen was neben der Entwicklung von benutzerfreundlichen Programmen vor allem die Entwicklung von grafischen Benutzeroberfläche vereinfacht. </text:p>
      <text:p text:style-name="P2">Ähnlich wie bei der ISO DIN EN-9241 sind auch im Usability Engineering Lifecycle Iterationen nach den angewendeten Arbeitsschritten vorgesehen. Die Unflexibilität dieses Drei Phasen Vorgehens besteht hauptsächlich aus festen Zeitpunkten und konkreten Folgeschritten, die den Entwicklern nur wenig Handlungsspielraum neben diesen Iterationen gibt. </text:p>
      <text:p text:style-name="P2">Ein Vorteil besteht dadurch allerdings in der leichteren Planbarkeit des Projektes, die <text:s/>unerfahrenen Projektteams Unterstützung sowie Sicherheit bieten kann. </text:p>
      <text:p text:style-name="P2">Für die zu entwickelnde Parkplatz-App ist dieses Vorgehen nicht flexibel genug, da gerade in der Planungsphase die Zielgruppen eine erhöhte Aufmerksamkeit benötigen,da diese den kompliziertesten Teil der Entwicklung beherbergen. Ein Teil des Usability Lifecycle <text:soft-page-break/>wird verwendet, damit die Oberfläche in der Planungsphase möglichst greifbar und leicht verständlich bleibt werden Mockups erstellt und diese nach Prüfung in Iterationen überarbeitet.</text:p>
      <text:p text:style-name="P2"/>
      <text:p text:style-name="P3">Usage Centered Design</text:p>
      <text:p text:style-name="P2">nach Lockwood &amp; Constatine</text:p>
      <text:p text:style-name="P2"/>
      <text:p text:style-name="P2">Das weltweit populäre Usage Centered Design nach Lockwood und Constantine ähnelt sehr dem MCI-Modell des ISO DIN EN-9241, wobei der Schwerpunkt der Entwicklung im Vergleich zur ISO nicht auf Benutzer, sondern auf die Benutzung des Endproduktes gelegt wird.</text:p>
      <text:p text:style-name="P2">Für die Parkplatzapp ist dieses Vorgehensmodell neben der ISO Norm das interessanteste, da in der Entwicklung eines Schwerpunktes eine Abwägung zwischen der Benutzung und den Benutzern gemacht werden muss. Um allerdings keine App zu entwickeln, die den gegebenen Umfang übersteigt, wird in der Entwicklung des Projektes Parkplatzapp der Schwerpunkt auf die Benutzer gelegt um die größe des Projektes im Rahmen zu halten.</text:p>
      <text:p text:style-name="P2"/>
      <text:p text:style-name="P3">Scenario Based Usability Engineering</text:p>
      <text:p text:style-name="P2">nach Rosson &amp; Carrol</text:p>
      <text:p text:style-name="P2"/>
      <text:p text:style-name="P2">Scenario Based Usability Engineering sieht Szenarios als universelles Werkzeug des Projektentwicklung. In Scenario Based Usability Engineering geht es darum das Menschen typische denken in Szenarios zu unterstützen und somit Schritt für Schritt die Usability des Projektes zu stärken.</text:p>
      <text:p text:style-name="P2">Ein Problem bei der Entwicklung mit Szenarios besteht darin, dass Szenarios häufig ein sogenanntes „Festfahren“ also die verfrühte Entscheidung einer Teilentwicklung ohne genügend Evaluation, da die Entwicklung mit Szenarien durch die hohe Spezifizierung Alternative Lösungen erschwert und somit im Worst Case ausblendet. </text:p>
      <text:p text:style-name="P2">Dies ist als das größte Risiko in der Entwicklung mit Szenarien zu sehen und gerade bei unerfahrenen Entwicklern als Problem zu werten. Da die präzisen Details der Parkapp erst in der Entwicklung nach Abschätzung des Marktes sowie der Analyse der Benutzern fest stehen, kann es passieren, dass man sich im Scenario Based Usability Engineering zu früh auf ein Szenario versteift, welches die Lösungsanforderungen aufgrund von unverhergesehenen Wendungen nicht mehr erfüllen kann.</text:p>
      <text:p text:style-name="P2"/>
      <text:p text:style-name="P3">Discount Usability</text:p>
      <text:p text:style-name="P2">nach Jakob Nielsen</text:p>
      <text:p text:style-name="P2"/>
      <text:p text:style-name="P2">Discount Usability versucht gut bedienbare grafische Oberflächen mit dem geringsten Ressourceneinsatz zu ermöglichen. Die vorgegebenen Methoden eignen sich besonders für statische Kommunikation wie beispielsweise Webseiten oder Formulare sehr gut, versagen allerdings ohne weitere Bearbeitung der Vorgehensweisen für dynamische bzw. interaktive Dialoge.</text:p>
      <text:p text:style-name="P2">Da die Parkplatzapp in ihrer Oberfläche von Grund auf dynamisch sein sollte, lässt sich die Discount Usability Methode nach Jakob Nielsen ohne weitere Bearbeitung nur äußerst beschränkt anwenden und wird deshalb für die Parkplatz App vernachlässigt.</text:p>
      <text:p text:style-name="P2"/>
      <text:p text:style-name="P3"/>
      <text:p text:style-name="P3"/>
      <text:p text:style-name="P3"/>
      <text:p text:style-name="P3"><text:soft-page-break/>Contextual Design</text:p>
      <text:p text:style-name="P2">nach Beyer &amp; Holtzblatt</text:p>
      <text:p text:style-name="P2"/>
      <text:p text:style-name="P2">Contextual Design bezieht sich vor allem auf den menschzentrieten Nutzungskontext des Systems. In einem contextual inqury werden Daten beispielsweise über Umfragen gesammelt und diese anschließend ausgewertet, um den Nutzungsrahmen der Benutzer besser verstehen zu können.</text:p>
      <text:p text:style-name="P2">Da der Nutzungskontext der Parkapp von Anfang an relativ klar ist, werden wir keine Methoden aus dem Contextual Desing verw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0-16T10:56:15.24</meta:creation-date>
    <dc:date>2015-11-29T15:10:20.75</dc:date>
    <meta:editing-duration>PT4H58M25S</meta:editing-duration>
    <meta:editing-cycles>8</meta:editing-cycles>
    <meta:generator>OpenOffice/4.1.0$Win32 OpenOffice.org_project/410m18$Build-9764</meta:generator>
    <dc:creator>bernd  schneider</dc:creator>
    <meta:document-statistic meta:table-count="0" meta:image-count="0" meta:object-count="0" meta:page-count="3" meta:paragraph-count="31" meta:word-count="863" meta:character-count="6347"/>
  </office:meta>
</office:document-meta>
</file>